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0.27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4.3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1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 style:data-style-name="N114"/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background-color="#006666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k*C<text:span text:style-name="T1">p</text:span><text:span text:style-name="T2">1/2</text:span><text:span text:style-name="T3">ro*A*V</text:span><text:span text:style-name="T2">3</text:span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WER GENERATED[kWh/an]</text:p>
          </table:table-cell>
          <table:table-cell table:style-name="ce1" table:formula="of:=[.C8]*[.C9]^(0.5)*[.C10]*[.C11]*[.C12]^3" office:value-type="float" office:value="12635.5483123058" calcext:value-type="float">
            <text:p>12635,55</text:p>
          </table:table-cell>
          <table:table-cell table:style-name="ce1" table:formula="of:=[.C8]*[.D9]^(0.5)*[.C10]*[.C11]*[.C12]^3" office:value-type="float" office:value="16952.3669755792" calcext:value-type="float">
            <text:p>16952,37</text:p>
          </table:table-cell>
          <table:table-cell table:style-name="ce1" table:formula="of:=[.C8]*[.E9]^(0.5)*[.C10]*[.C11]*[.C12]^3" office:value-type="float" office:value="14950.5823837622" calcext:value-type="float">
            <text:p>14950,58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minimum Cp</text:p>
          </table:table-cell>
          <table:table-cell table:style-name="ce3" office:value-type="string" calcext:value-type="string">
            <text:p>maximum Cp</text:p>
          </table:table-cell>
          <table:table-cell table:style-name="ce4" office:value-type="string" calcext:value-type="string">
            <text:p>Averag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k[const]</text:p>
          </table:table-cell>
          <table:table-cell table:style-name="ce2" office:value-type="float" office:value="0.000133" calcext:value-type="float">
            <text:p>0,00013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[ Maximum power coefficient 0-25-0,45]</text:p>
          </table:table-cell>
          <table:table-cell office:value-type="float" office:value="0.25" calcext:value-type="float">
            <text:p>0,25</text:p>
          </table:table-cell>
          <table:table-cell office:value-type="float" office:value="0.45" calcext:value-type="float">
            <text:p>0,45</text:p>
          </table:table-cell>
          <table:table-cell office:value-type="float" office:value="0.35" calcext:value-type="float">
            <text:p>0,3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ir density[kg/cu. M]</text:p>
          </table:table-cell>
          <table:table-cell table:style-name="ce2" table:formula="of:=0.699*EXP(-0.00009*113)" office:value-type="float" office:value="0.691927196168405" calcext:value-type="float">
            <text:p>0,691927</text:p>
          </table:table-cell>
          <table:table-cell/>
          <table:table-cell office:value-type="string" calcext:value-type="string">
            <text:p>[lb/ft<text:span text:style-name="T2">3</text:span><text:span text:style-name="T3">]</text:span></text:p>
          </table:table-cell>
          <table:table-cell office:value-type="string" calcext:value-type="string">
            <text:p>0.043075293803184</text:p>
          </table:table-cell>
        </table:table-row>
        <table:table-row table:style-name="ro2">
          <table:table-cell/>
          <table:table-cell office:value-type="string" calcext:value-type="string">
            <text:p>Rotor swept area[ft2]</text:p>
          </table:table-cell>
          <table:table-cell office:value-type="float" office:value="1271.33" calcext:value-type="float">
            <text:p>1271,33</text:p>
          </table:table-cell>
          <table:table-cell table:formula="of:=6.56167979*193.750388" office:value-type="float" office:value="1271.32800524426" calcext:value-type="float">
            <text:p>1271,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ind speed[mph]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string" calcext:value-type="string">
            <text:p>diameter of rotor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8" loext:min-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.00.0000</text:date>, <text:time style:data-style-name="N2" text:time-value="08:36:51.3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7M18S</meta:editing-duration>
    <meta:editing-cycles>3</meta:editing-cycles>
    <meta:generator>LibreOffice/5.2.3.3$Windows_X86_64 LibreOffice_project/d54a8868f08a7b39642414cf2c8ef2f228f780cf</meta:generator>
    <dc:date>2017-04-30T13:51:52.084000000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